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Footnote">
      <style:text-properties officeooo:paragraph-rsid="107b5934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5" style:family="text">
      <style:text-properties officeooo:rsid="04473353"/>
    </style:style>
    <style:style style:name="T18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7" style:family="text">
      <style:text-properties fo:font-size="10pt" officeooo:rsid="04473353" style:font-size-asian="10pt" style:font-size-complex="10pt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officeooo:rsid="0aace3cd"/>
    </style:style>
    <style:style style:name="T191" style:family="text">
      <style:text-properties officeooo:rsid="0f95a7a0"/>
    </style:style>
    <style:style style:name="T192" style:family="text">
      <style:text-properties officeooo:rsid="0f8f58bd"/>
    </style:style>
    <style:style style:name="T193" style:family="text">
      <style:text-properties style:font-name="Ubuntu1" fo:font-size="10pt" officeooo:rsid="04473353" style:font-size-asian="10pt" style:font-size-complex="10pt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font-name="Roboto" fo:letter-spacing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31">C</text:span><text:span text:style-name="T130">hecklist voor </text:span><text:span text:style-name="T132">de installatie</text:span><text:span text:style-name="T130"> van </text:span><text:span text:style-name="T130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14"><text:span text:style-name="T201">D</text:span><text:span text:style-name="T202">eze </text:span><text:span text:style-name="T210"><text:user-field-get text:name="Distro">Debian</text:user-field-get></text:span><text:span text:style-name="T203"><text:s/></text:span><text:span text:style-name="T209"><text:user-field-get text:name="Version">12</text:user-field-get></text:span><text:span text:style-name="T209"><text:s/>Server</text:span><text:span text:style-name="T202"> (codenaam </text:span><text:span text:style-name="T204">bookworm</text:span><text:span text:style-name="T202">) van </text:span><text:span text:style-name="T208">11 </text:span><text:span text:style-name="T205">juni</text:span><text:span text:style-name="T206"> </text:span><text:span text:style-name="T212"><text:user-field-get text:name="Releaseyear">2023</text:user-field-get></text:span><text:span text:style-name="T207"><text:s/></text:span><text:span text:style-name="T202">wordt gedurende 5 jaar ondersteund tot </text:span><text:span text:style-name="T208">30 </text:span><text:span text:style-name="T205">juni</text:span><text:span text:style-name="T202"> 202</text:span><text:span text:style-name="T205">8</text:span><text:span text:style-name="T202">.</text:span></text:p></text:note-body></text:note></text:span><text:span text:style-name="T135"><text:s/></text:span><text:span text:style-name="T136">Server</text:span><text:span text:style-name="T163">.</text:span></text:p>
      <text:p text:style-name="P26"/>
      <text:p text:style-name="P27"/>
      <text:p text:style-name="P68">Vul het tekstvak achter &lt;...&gt; in</text:p>
      <text:p text:style-name="P18"><text:span text:style-name="T2">&lt;</text:span><text:span text:style-name="T180">g</text:span><text:span text:style-name="T14">ebruiker</text:span><text:span text:style-name="T2">&gt;</text:span><text:span text:style-name="T172"><text:tab/><text:tab/></text:span><text:span text:style-name="T184"> <text:tab/><text:tab/></text:span><text:span text:style-name="T173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3"><text:tab/></text:span><text:span text:style-name="T174">b</text:span><text:span text:style-name="T214">ijv.</text:span><text:span text:style-name="T175"> </text:span><text:span text:style-name="T182">J</text:span><text:span text:style-name="T183">a</text:span><text:span text:style-name="T182">n </text:span><text:span text:style-name="T183">Jansen</text:span></text:p>
      <text:p text:style-name="P67"><text:span text:style-name="T178">&lt;g</text:span><text:span text:style-name="T15">ebruikersnaam&gt;<text:tab/></text:span><text:span text:style-name="T177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7"><text:tab/></text:span><text:span text:style-name="T179">b</text:span><text:span text:style-name="T217">ijv.</text:span><text:span text:style-name="T10"> </text:span><text:span text:style-name="T150">j</text:span><text:span text:style-name="T151">a</text:span><text:span text:style-name="T150">n</text:span></text:p>
      <text:p text:style-name="P17"><text:span text:style-name="T16">&lt;comput</text:span><text:span text:style-name="T15">ernaam</text:span><text:span text:style-name="T181">&gt;<text:tab/><text:tab/></text:span><text:span text:style-name="T15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6">ijv.</text:span><text:span text:style-name="T167"> </text:span><text:span text:style-name="T170">sv</text:span><text:span text:style-name="T171">02</text:span></text:p>
      <text:p text:style-name="P18"><text:span text:style-name="T165">&lt;</text:span><text:span text:style-name="T166">g</text:span><text:span text:style-name="T165">ebruiker&gt;<text:tab/></text:span><text:span text:style-name="T168"><text:tab/></text:span><text:span text:style-name="T184"> <text:tab/><text:tab/></text:span><text:span text:style-name="T173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3"><text:tab/></text:span><text:span text:style-name="T174">e</text:span><text:span text:style-name="T215">vt.</text:span><text:span text:style-name="T176"> extra gebruikers</text:span></text:p>
      <text:p text:style-name="P72"><text:span text:style-name="T165">&lt;</text:span><text:span text:style-name="T166">g</text:span><text:span text:style-name="T165">ebruikersnaam&gt;<text:tab/></text:span><text:span text:style-name="T177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7"><text:tab/></text:span><text:span text:style-name="T179">e</text:span><text:span text:style-name="T218">vt.</text:span><text:span text:style-name="T169"> extra gebruikers</text:span></text:p>
      <text:p text:style-name="P69"><text:span text:style-name="T219">v</text:span>ervang &lt;...&gt; in deze checklist door de waarde in het tekstvak.</text:p>
      <text:p text:style-name="P23"><text:span text:style-name="T213"/></text:p>
      <text:p text:style-name="P20"/>
      <text:p text:style-name="P16"><text:span text:style-name="Strong_20_Emphasis"><text:span text:style-name="T137">Nog niet op Linux?</text:span></text:span><text:span text:style-name="T141"><text:tab/></text:span><text:span text:style-name="T144">G</text:span><text:span text:style-name="T142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3"> onder </text:span><text:span text:style-name="Strong_20_Emphasis"><text:span text:style-name="T138">Linux</text:span></text:span><text:span text:style-name="T139">.</text:span></text:p>
      <text:p text:style-name="P16"><text:span text:style-name="T146">Nieuwe installatie?</text:span><text:span text:style-name="T139"><text:tab/></text:span><text:span text:style-name="T144">B</text:span><text:span text:style-name="T139">egin bij hoofdstuk </text:span><text:span text:style-name="T146"><text:bookmark-ref text:reference-format="page" text:ref-name="__RefNumPara__4009_1271708128">2</text:bookmark-ref></text:span><text:span text:style-name="T146"><text:s text:c="2"/></text:span><text:span text:style-name="T147"><text:bookmark-ref text:reference-format="text" text:ref-name="__RefNumPara__4009_1271708128">Installatie uitvoeren</text:bookmark-ref></text:span><text:span text:style-name="T140">.</text:span></text:p>
      <text:p text:style-name="P15"><text:span text:style-name="Strong_20_Emphasis"><text:span text:style-name="T145"/></text:span></text:p>
      <text:p text:style-name="P15"><text:span text:style-name="Strong_20_Emphasis"><text:span text:style-name="T145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6">E</text:span><text:span text:style-name="T118">v</text:span><text:span text:style-name="T119">en</text:span><text:span text:style-name="T121">t</text:span><text:span text:style-name="T122">uele </text:span><text:span text:style-name="T123">extra </text:span><text:span text:style-name="T186">gebruiker</text:span><text:span text:style-name="T117">s</text:span><text:span text:style-name="T123"> aanmelden </text:span><text:span text:style-name="T124">en dezelfde stappen uitvoeren</text:span><text:span text:style-name="T120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7"><text:span text:style-name="T79">Typ: 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59">Start de computer op vanaf</text:span><text:span text:style-name="T159"><text:note text:id="ftn3" text:note-class="footnote"><text:note-citation>1</text:note-citation><text:note-body><text:p text:style-name="P71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T114">Veelgebruikte toetsen:</text:span><text:span text:style-name="T115"> </text:span><text:span text:style-name="T128">Esc</text:span><text:span text:style-name="T115">, </text:span><text:span text:style-name="T128">Delete</text:span><text:span text:style-name="T115">, </text:span><text:span text:style-name="T128">F1</text:span><text:span text:style-name="T115">, </text:span><text:span text:style-name="T128">F2</text:span><text:span text:style-name="T115">, </text:span><text:span text:style-name="T128">F9</text:span><text:span text:style-name="T115">, </text:span><text:span text:style-name="T128">F10</text:span><text:span text:style-name="T115">, </text:span><text:span text:style-name="T128">F11</text:span><text:span text:style-name="T115">, of </text:span><text:span text:style-name="T128">F12</text:span></text:p></text:note-body></text:note></text:span><text:span text:style-name="T159"> </text:span><text:span text:style-name="T160">ee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3"><text:s/></text:span><text:span text:style-name="T158">Server</text:span><text:span text:style-name="T156"> </text:span><text:span text:style-name="T157">Live</text:span><text:span text:style-name="T74"><text:note text:id="ftn4" text:note-class="footnote"><text:note-citation>2</text:note-citation><text:note-body><text:p text:style-name="P13"><text:span text:style-name="T185">Vanaf een </text:span><text:span text:style-name="T191">L</text:span><text:span text:style-name="T185">ive </text:span><text:span text:style-name="T192">USB</text:span><text:span text:style-name="T190">-stick</text:span><text:span text:style-name="T193"> </text:span><text:span text:style-name="T185">kunt u opstarten en </text:span><text:span text:style-name="T187">met </text:span><text:span text:style-name="T164"><text:user-field-get text:name="Distro">Debian</text:user-field-get></text:span><text:span text:style-name="T164"><text:s/></text:span><text:span text:style-name="T185">werken zonder enige bestanden op de harde schijf te wijzigen en maakt ook installatie van </text:span><text:span text:style-name="T164"><text:user-field-get text:name="Distro">Debian</text:user-field-get></text:span><text:span text:style-name="T164"><text:s/></text:span><text:span text:style-name="T185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56"><text:span text:style-name="T96">Maak een opstartbare USB-stick</text:span><text:span text:style-name="T92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8"> </text:span><text:span text:style-name="T126">CD</text:span><text:span text:style-name="T125">-beeldbestand</text:span><text:span text:style-name="T83"> </text:span><text:span text:style-name="T90">(.iso)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8">debian.org</text:span></text:a><text:span text:style-name="T88">, </text:span><text:span text:style-name="T91">klik </text:span><text:span text:style-name="T94">achtereenvolgens op </text:span><text:span text:style-name="Strong_20_Emphasis"><text:span text:style-name="T100">Other downloads</text:span></text:span><text:span text:style-name="T94"> (onder Download) &gt; </text:span><text:span text:style-name="Strong_20_Emphasis"><text:span text:style-name="T100">Other live ISO</text:span></text:span><text:span text:style-name="T94"> (onder Try </text:span><text:span text:style-name="T94"><text:user-field-get text:name="Distro">Debian</text:user-field-get></text:span><text:span text:style-name="T94"><text:s/></text:span><text:span text:style-name="T95">live before installing) &gt; </text:span><text:span text:style-name="Strong_20_Emphasis"><text:span text:style-name="T129">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T95">.</text:span><text:span text:style-name="Strong_20_Emphasis"><text:span text:style-name="T83"><text:line-break/></text:span></text:span><text:span text:style-name="T93">De volgende stappen staan beschreven in </text:span><text:span text:style-name="Strong_20_Emphasis"><text:span text:style-name="T98">Linux informatie</text:span></text:span><text:span text:style-name="T93">, te vinden op </text:span><text:a xlink:type="simple" xlink:href="https://karelzimmer.nl/" text:style-name="Internet_20_link" text:visited-style-name="Visited_20_Internet_20_Link"><text:span text:style-name="T189">karelzimmer.nl</text:span></text:a><text:span text:style-name="T93">, onder </text:span><text:span text:style-name="Strong_20_Emphasis"><text:span text:style-name="T98">Linux</text:span></text:span><text:span text:style-name="T93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70"><text:span text:style-name="Emphasis"><text:span text:style-name="T200">Volg de installatieschermen en vul deze in.</text:span></text:span><text:span text:style-name="T211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60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1"><text:span text:style-name="T161">Stel geen </text:span><text:span text:style-name="T162">Root</text:span><text:span text:style-name="T161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5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2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2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7"><text:span text:style-name="T79">Typ: </text:span><text:span text:style-name="User_20_Entry"><text:span text:style-name="T12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8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7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0"><text:span text:style-name="T81">E</text:span><text:span text:style-name="T101">v</text:span><text:span text:style-name="T102">en</text:span><text:span text:style-name="T104">t</text:span><text:span text:style-name="T105">uele </text:span><text:span text:style-name="T106">extra </text:span><text:span text:style-name="T186">gebruiker</text:span><text:span text:style-name="T97">s</text:span><text:span text:style-name="T106"> aanmelden </text:span><text:span text:style-name="T107">en dezelfde stappen uitvoeren</text:span><text:span text:style-name="T103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79">Typ: </text:span><text:span text:style-name="User_20_Entry"><text:span text:style-name="T127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9"><text:span text:style-name="T69">E</text:span><text:span text:style-name="T70">inde c</text:span><text:span text:style-name="T71">hecklist, </text:span><text:span text:style-name="T72">d</text:span><text:span text:style-name="T71">e</text:span><text:span text:style-name="T152"> installatie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3"><text:s/></text:span><text:span text:style-name="T158">Server</text:span><text:span text:style-name="T156"> </text:span><text:span text:style-name="T152">is voltooid.</text:span></text:p>
      <text:p text:style-name="P19"/>
      <text:list text:style-name="L2">
        <text:list-header>
          <text:p text:style-name="P78"><text:span text:style-name="T195">Geschreven door </text:span><text:a xlink:type="simple" xlink:href="mailto:info@karelzimmer.nl?subject=Checklist%20installatie%20Linux" text:style-name="Internet_20_link" text:visited-style-name="Visited_20_Internet_20_Link"><text:span text:style-name="T196">Karel Zimmer</text:span></text:a><text:span text:style-name="T197">.</text:span></text:p>
          <text:p text:style-name="P79"><text:span text:style-name="T199">Licentie </text:span><text:span text:style-name="T197">C</text:span><text:span text:style-name="T198">C0</text:span><text:span text:style-name="T197"> 1.0 </text:span><text:span text:style-name="T1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1-07T08:36:39.500745395">07-0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6:39.318133344</dc:date>
    <meta:keyword>Installatie</meta:keyword>
    <meta:keyword>Checklist</meta:keyword>
    <meta:keyword>Linux</meta:keyword>
    <meta:editing-cycles>7041</meta:editing-cycles>
    <meta:editing-duration>P12DT14H2M6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94" meta:character-count="2674" meta:non-whitespace-character-count="2315"/>
    <meta:user-defined meta:name="Info 1"/>
    <meta:user-defined meta:name="Info 2"/>
    <meta:user-defined meta:name="Info 3"/>
    <meta:user-defined meta:name="Info 4"/>
  </office:meta>
</office:document-meta>
</file>